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fb2b" officeooo:paragraph-rsid="0011fb2b"/>
    </style:style>
    <style:style style:name="P2" style:family="paragraph" style:parent-style-name="Standard">
      <style:text-properties officeooo:rsid="00127a93" officeooo:paragraph-rsid="00127a93"/>
    </style:style>
    <style:style style:name="P3" style:family="paragraph" style:parent-style-name="Standard">
      <style:text-properties officeooo:rsid="00159252" officeooo:paragraph-rsid="00159252"/>
    </style:style>
    <style:style style:name="P4" style:family="paragraph" style:parent-style-name="Standard">
      <style:text-properties officeooo:rsid="00159252" officeooo:paragraph-rsid="00193384"/>
    </style:style>
    <style:style style:name="P5" style:family="paragraph" style:parent-style-name="Standard">
      <style:text-properties officeooo:rsid="0017614f" officeooo:paragraph-rsid="0017614f"/>
    </style:style>
    <style:style style:name="P6" style:family="paragraph" style:parent-style-name="Standard">
      <style:text-properties officeooo:rsid="0017614f" officeooo:paragraph-rsid="00193384"/>
    </style:style>
    <style:style style:name="P7" style:family="paragraph" style:parent-style-name="Standard">
      <style:text-properties officeooo:rsid="00193384" officeooo:paragraph-rsid="00193384"/>
    </style:style>
    <style:style style:name="P8" style:family="paragraph" style:parent-style-name="Standard">
      <style:text-properties officeooo:rsid="00193384" officeooo:paragraph-rsid="001b06e1"/>
    </style:style>
    <style:style style:name="P9" style:family="paragraph" style:parent-style-name="Standard">
      <style:text-properties officeooo:rsid="00193384" officeooo:paragraph-rsid="001d7463"/>
    </style:style>
    <style:style style:name="P10" style:family="paragraph" style:parent-style-name="Standard">
      <style:text-properties officeooo:rsid="001b06e1" officeooo:paragraph-rsid="001b06e1"/>
    </style:style>
    <style:style style:name="P11" style:family="paragraph" style:parent-style-name="Standard">
      <style:text-properties officeooo:rsid="001baaf1" officeooo:paragraph-rsid="001baaf1"/>
    </style:style>
    <style:style style:name="P12" style:family="paragraph" style:parent-style-name="Standard">
      <style:text-properties officeooo:rsid="001d06ba" officeooo:paragraph-rsid="001d06ba"/>
    </style:style>
    <style:style style:name="P13" style:family="paragraph" style:parent-style-name="Standard">
      <style:text-properties officeooo:rsid="001d7463" officeooo:paragraph-rsid="001d7463"/>
    </style:style>
    <style:style style:name="P14" style:family="paragraph" style:parent-style-name="Standard">
      <style:text-properties fo:font-style="italic" fo:font-weight="bold" officeooo:rsid="001d7c21" officeooo:paragraph-rsid="001d7c21" style:font-style-asian="italic" style:font-weight-asian="bold" style:font-style-complex="italic" style:font-weight-complex="bold"/>
    </style:style>
    <style:style style:name="P15" style:family="paragraph" style:parent-style-name="Standard">
      <style:text-properties officeooo:rsid="001ddc39" officeooo:paragraph-rsid="001ddc39"/>
    </style:style>
    <style:style style:name="P16" style:family="paragraph" style:parent-style-name="Standard">
      <style:text-properties officeooo:rsid="001e4cc5" officeooo:paragraph-rsid="001e4cc5"/>
    </style:style>
    <style:style style:name="P17" style:family="paragraph" style:parent-style-name="Standard">
      <style:text-properties officeooo:rsid="0011fb2b"/>
    </style:style>
    <style:style style:name="P18" style:family="paragraph" style:parent-style-name="Standard">
      <style:text-properties officeooo:rsid="001b06e1" officeooo:paragraph-rsid="001b06e1"/>
    </style:style>
    <style:style style:name="P19" style:family="paragraph" style:parent-style-name="Standard">
      <style:text-properties officeooo:rsid="00209216" officeooo:paragraph-rsid="00209216"/>
    </style:style>
    <style:style style:name="P20" style:family="paragraph" style:parent-style-name="Standard">
      <style:text-properties officeooo:paragraph-rsid="00209216"/>
    </style:style>
    <style:style style:name="T1" style:family="text">
      <style:text-properties officeooo:rsid="0017614f"/>
    </style:style>
    <style:style style:name="T2" style:family="text">
      <style:text-properties officeooo:rsid="00193384"/>
    </style:style>
    <style:style style:name="T3" style:family="text">
      <style:text-properties officeooo:rsid="001b06e1"/>
    </style:style>
    <style:style style:name="T4" style:family="text">
      <style:text-properties officeooo:rsid="001baaf1"/>
    </style:style>
    <style:style style:name="T5" style:family="text">
      <style:text-properties officeooo:rsid="001d746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fo:background-color="#000000" loext:char-shading-value="0" style:font-weight-asian="bold" style:font-weight-complex="bold"/>
    </style:style>
    <style:style style:name="T8" style:family="text">
      <style:text-properties fo:font-weight="bold" fo:background-color="#000000" loext:char-shading-value="0" style:font-weight-asian="bold" style:font-weight-complex="bold"/>
    </style:style>
    <style:style style:name="T9" style:family="text">
      <style:text-properties officeooo:rsid="00209216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position="super 58%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position="0% 100%" style:text-underline-style="solid" style:text-underline-width="auto" style:text-underline-color="font-color" fo:font-weight="bold" officeooo:rsid="00209216" style:font-weight-asian="bold" style:font-weight-complex="bold"/>
    </style:style>
    <style:style style:name="T14" style:family="text">
      <style:text-properties style:text-position="sub 58%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color="#c9211e"/>
    </style:style>
    <style:style style:name="T16" style:family="text">
      <style:text-properties fo:color="#ffff00"/>
    </style:style>
    <style:style style:name="T17" style:family="text">
      <style:text-properties fo:color="#ffff00" fo:background-color="#ffff00" loext:char-shading-value="0"/>
    </style:style>
    <style:style style:name="T18" style:family="text">
      <style:text-properties fo:color="#ffff00" fo:background-color="#ffff00" loext:char-shading-value="0"/>
    </style:style>
    <style:style style:name="T19" style:family="text">
      <style:text-properties fo:color="#ffff00" fo:background-color="transparent" loext:char-shading-value="0"/>
    </style:style>
    <style:style style:name="T20" style:family="text">
      <style:text-properties fo:color="#ffff00" fo:background-color="#000000" loext:char-shading-value="0"/>
    </style:style>
    <style:style style:name="T21" style:family="text">
      <style:text-properties fo:background-color="#000000" loext:char-shading-value="0"/>
    </style:style>
    <style:style style:name="T22" style:family="text">
      <style:text-properties fo:background-color="#0000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Learning Linux</text:p>
      <text:p text:style-name="P19">Dollar sign means user $ means you are user</text:p>
      <text:p text:style-name="P19">And, # means root user in place of $ </text:p>
      <text:p text:style-name="P19">To switch to root user form user I.e <text:span text:style-name="T22">$ </text:span>to <text:span text:style-name="T22">#</text:span></text:p>
      <text:p text:style-name="P19">kali_37@kali-37:/<text:span text:style-name="T8">$</text:span><text:span text:style-name="T22"> </text:span>sudo su root</text:p>
      <text:p text:style-name="P19">[sudo] password for kali_37: </text:p>
      <text:p text:style-name="P20"><text:span text:style-name="T9">root@kali-37:/</text:span><text:span text:style-name="T20">#</text:span><text:span text:style-name="T9"> </text:span></text:p>
      <text:p text:style-name="P19"/>
      <text:p text:style-name="P1">Commands to type in terminal:</text:p>
      <text:p text:style-name="P1">:~$ pwd </text:p>
      <text:p text:style-name="P1"># it is the command ; STANDS FOR : Print Working Directory</text:p>
      <text:p text:style-name="P1">It prints where am I at the moment,</text:p>
      <text:p text:style-name="P1"/>
      <text:p text:style-name="P2">ls commands</text:p>
      <text:p text:style-name="P2">:~$ ls</text:p>
      <text:p text:style-name="P2"># it is the command ; ls STANDS FOR is list</text:p>
      <text:p text:style-name="P2">It list what are their folders and files in the current directory</text:p>
      <text:p text:style-name="P2">Examples <text:s/>the directory might have desktops , my folders …. etc</text:p>
      <text:p text:style-name="P2"/>
      <text:p text:style-name="P2">cd commands</text:p>
      <text:p text:style-name="P2">:~$ cd desktops</text:p>
      <text:p text:style-name="P2"># it is the command ; is STANDS FOR is Change Directory</text:p>
      <text:p text:style-name="P2">Now , we will enter inside the desktops directory </text:p>
      <text:p text:style-name="P2"/>
      <text:p text:style-name="P2">And, We can see if we actually changed our directory by commanding pwd again which will show</text:p>
      <text:p text:style-name="P2">detail location of the directory </text:p>
      <text:p text:style-name="P2"/>
      <text:p text:style-name="P2">Again to see whats inside the desktops</text:p>
      <text:p text:style-name="P2">:~$ ls</text:p>
      <text:p text:style-name="P2">it will again list what are there in desktops folder</text:p>
      <text:p text:style-name="P2"/>
      <text:p text:style-name="P2"/>
      <text:p text:style-name="P2"/>
      <text:p text:style-name="P2"><text:s/>&gt;&gt; To come back to previously directory <text:s/>the command is :<text:line-break/>:~$ cd ..</text:p>
      <text:p text:style-name="P2">it will let us go to previous directory</text:p>
      <text:p text:style-name="P2">now again at end after home we will get directory <text:s text:c="11"/>‘ / ’ <text:s text:c="2"/>,i.e root directory</text:p>
      <text:p text:style-name="P2"/>
      <text:p text:style-name="P2">and no longer we can enter through it too it’s parental bcoz it’s the last one </text:p>
      <text:p text:style-name="P2">but it’s linux and it’s our so we can list there what’s there in the directory and</text:p>
      <text:p text:style-name="P2">and enter through them using cd and entering it we can find the commands cd, ls and pwd folders</text:p>
      <text:p text:style-name="P2">too and we can copy them to other name so that we can use other name as cd for instance . And delete cd , ls <text:s/>and pwd too. </text:p>
      <text:p text:style-name="P2"/>
      <text:p text:style-name="P2">It’s really fun</text:p>
      <text:p text:style-name="P5">sudo is like please so when linux dosen’t display that we want we need to ask for sudo commanding</text:p>
      <text:p text:style-name="P5">and it is only needed when <text:span text:style-name="T2">the very complex file and deep thing is going to be done .sudo grant permission of real user.</text:span></text:p>
      <text:p text:style-name="P2"/>
      <text:p text:style-name="P4"><text:soft-page-break/><text:span text:style-name="T2">:~$ </text:span>cd .. <text:s text:c="3"/><text:span text:style-name="T2">#</text:span> to go below home to root ‘/’ ONCE REACHED ROOT WE GET IT’S FINISHED AS IT’S THE LAST ONE..</text:p>
      <text:p text:style-name="P3">NOW WE CANNOT GO <text:s/>BELOW THAT <text:s/>BCO’Z IT;S THE FIRST FILE AND REMEMBER THE WHOLE LINUX SYSTEM IS A FILE ..</text:p>
      <text:p text:style-name="P3"/>
      <text:p text:style-name="P3">Now , going to </text:p>
      <text:p text:style-name="P4"><text:span text:style-name="T2">:~$ </text:span>cd bin # bin folder can be found in <text:span text:style-name="T1">root doing ls</text:span></text:p>
      <text:p text:style-name="P3"/>
      <text:p text:style-name="P5">now we can see what;s inside it using cat commanding</text:p>
      <text:p text:style-name="P5">Where CAT ‘ STANDS FOR Concatenate</text:p>
      <text:p text:style-name="P5">which will display what’s inside ls command and it;s in computer language from </text:p>
      <text:p text:style-name="P5"/>
      <text:p text:style-name="P5"><text:s/>Then for our better we can create it’s copy file </text:p>
      <text:p text:style-name="P5">commanding</text:p>
      <text:p text:style-name="P6"><text:span text:style-name="T2">:~$ </text:span>sudo <text:span text:style-name="T2">cp ls list</text:span></text:p>
      <text:p text:style-name="P7">It will copy ;</text:p>
      <text:p text:style-name="P7">ls commanding to list <text:s/>too so now ‘list commanding’ is also same as ‘ls commanding’.</text:p>
      <text:p text:style-name="P7">Now we can delete ls file as ;</text:p>
      <text:p text:style-name="P7">:~$ sudo rm ls</text:p>
      <text:p text:style-name="P7">where rm is remove or delete</text:p>
      <text:p text:style-name="P7"/>
      <text:p text:style-name="P7">And we can use list as commanding for list to be displayed </text:p>
      <text:p text:style-name="P7">After removing ls command now doing ls doesn’t worth at all..</text:p>
      <text:p text:style-name="P7"/>
      <text:p text:style-name="P14">IN linux we can now which are directory and which are files looking after their color composition </text:p>
      <text:p text:style-name="P14">displayed in terminal.</text:p>
      <text:p text:style-name="P7"/>
      <text:p text:style-name="P7">command </text:p>
      <text:p text:style-name="P7">:~$ sudo adduser x</text:p>
      <text:p text:style-name="P7">now x will be added as new user and will ask for password and some details.</text:p>
      <text:p text:style-name="P7"/>
      <text:p text:style-name="P8">kali_37@kali-37:/$ which ls <text:span text:style-name="T3"># to find from where ls command is we can find ls in both ‘bin’ and ‘usr’ </text:span></text:p>
      <text:p text:style-name="P10">but it actually works form below said as usr not bin .Why same commanding in both?</text:p>
      <text:p text:style-name="P10">Bcoz , <text:s/>usr actually accuries bin too. And bin simply there is too… </text:p>
      <text:p text:style-name="P7">/usr/bin/ls <text:s/></text:p>
      <text:p text:style-name="P7"/>
      <text:p text:style-name="P10">same as:<text:line-break/>kali_37@kali-37:/$ which ls</text:p>
      <text:p text:style-name="P10">/usr/bin/ls</text:p>
      <text:p text:style-name="P10">kali_37@kali-37:/$ which cat</text:p>
      <text:p text:style-name="P10">/usr/bin/cat <text:s/># cat also , same</text:p>
      <text:p text:style-name="P10"/>
      <text:p text:style-name="P10"/>
      <text:p text:style-name="P10">kali_37@kali-37:/$ ls <text:s text:c="11"/><text:span text:style-name="T4"># Here, are files from root where, we will discuss about some of them ..</text:span></text:p>
      <text:p text:style-name="P10"/>
      <text:p text:style-name="P10">bin <text:s text:c="3"/>dev <text:s text:c="2"/>lib <text:s text:c="3"/>libx32 <text:s text:c="5"/>mnt <text:s text:c="2"/>root <text:s/>snap <text:s text:c="5"/>sys <text:s/>var</text:p>
      <text:p text:style-name="P10">boot <text:s text:c="2"/>etc <text:s text:c="2"/>lib32 <text:s/>lost+found <text:s/>opt <text:s text:c="2"/>run <text:s text:c="2"/>srv <text:s text:c="6"/>tmp</text:p>
      <text:p text:style-name="P10">cdrom <text:s/>home <text:s/>lib64 <text:s/>media <text:s text:c="6"/>proc <text:s/>sbin <text:s/>swapfile <text:s/>usr</text:p>
      <text:p text:style-name="P10"/>
      <text:p text:style-name="P16"><text:soft-page-break/>The Above files are called as SHELL which helps us to interact with LINUX operating system </text:p>
      <text:p text:style-name="P16">And , TERMINATOR is that as mouse , keyboard ,our knowledge which helps to interact with SHELL</text:p>
      <text:p text:style-name="P16">And in SHELL we are using bash stands for Bourne- Again Shell</text:p>
      <text:p text:style-name="P10"/>
      <text:p text:style-name="P13"><text:span text:style-name="T6">etc:</text:span> Here, it stands for Etcetera “aadi” In nepali ,, </text:p>
      <text:p text:style-name="P13">it have files like network where inside network we can find interfaces files in it from we can change network settings too. People used to do from there</text:p>
      <text:p text:style-name="P13">before like very complex to do but we can change the same thing from settings too for now .</text:p>
      <text:p text:style-name="P13">But today’s too there are some operating system where we should go to network interface to adjust </text:p>
      <text:p text:style-name="P13">network dns,and other stuff.</text:p>
      <text:p text:style-name="P13"/>
      <text:p text:style-name="P11"><text:span text:style-name="T6">var </text:span>: means log file </text:p>
      <text:p text:style-name="P11"><text:span text:style-name="T6">boot </text:span>: here are booting time ko files;</text:p>
      <text:p text:style-name="P11"><text:span text:style-name="T6">lib </text:span>: have library files </text:p>
      <text:p text:style-name="P11"><text:span text:style-name="T6">tmp </text:span>: temporary files </text:p>
      <text:p text:style-name="P12"><text:span text:style-name="T6">dev:</text:span> here devices I.e hardware are presented </text:p>
      <text:p text:style-name="P11"><text:span text:style-name="T6">home</text:span> : our home </text:p>
      <text:p text:style-name="P11"/>
      <text:p text:style-name="P11">kali_37@kali-37:/home$ ls</text:p>
      <text:p text:style-name="P11">kali_12 <text:s/>kali_13 <text:s/>kali_37 # here, kali_12 AND 13 ARE THE ADDED USERS WHERE WE ARE KALI_37 &lt;&lt;&lt; SO, <text:s/>user are saved to home.</text:p>
      <text:p text:style-name="P11"/>
      <text:p text:style-name="P12">In root ls to get dev</text:p>
      <text:p text:style-name="P11">kali_37@kali-37:/$ cd dev</text:p>
      <text:p text:style-name="P11">kali_37@kali-37:/dev$ ls</text:p>
      <text:p text:style-name="P11"/>
      <text:p text:style-name="P11">autofs <text:s text:c="10"/>i2c-5 <text:s text:c="8"/>mei0 <text:s text:c="5"/>tty1 <text:s text:c="2"/>tty40 <text:s text:c="5"/>ttyS12 <text:s text:c="2"/>vcs</text:p>
      <text:p text:style-name="P11">block <text:s text:c="11"/>i2c-6 <text:s text:c="8"/>mem <text:s text:c="6"/>tty10 <text:s/>tty41 <text:s text:c="5"/>ttyS13 <text:s text:c="2"/>vcs1</text:p>
      <text:p text:style-name="P11">bsg <text:s text:c="13"/>i2c-7 <text:s text:c="8"/>mqueue <text:s text:c="3"/>tty11 <text:s/>tty42 <text:s text:c="5"/>ttyS14 <text:s text:c="2"/>vcs2</text:p>
      <text:p text:style-name="P11">btrfs-control <text:s text:c="3"/>i2c-8 <text:s text:c="8"/>net <text:s text:c="6"/>tty12 <text:s/>tty43 <text:s text:c="5"/>ttyS15 <text:s text:c="2"/>vcs3</text:p>
      <text:p text:style-name="P11">bus <text:s text:c="13"/>i2c-9 <text:s text:c="8"/>null <text:s text:c="5"/>tty13 <text:s/>tty44 <text:s text:c="5"/>ttyS16 <text:s text:c="2"/>vcs4</text:p>
      <text:p text:style-name="P11">char <text:s text:c="12"/>initctl <text:s text:c="6"/>nvram <text:s text:c="4"/>tty14 <text:s/>tty45 <text:s text:c="5"/>ttyS17 <text:s text:c="2"/>vcs5</text:p>
      <text:p text:style-name="P11">console <text:s text:c="9"/>input <text:s text:c="8"/>port <text:s text:c="5"/>tty15 <text:s/>tty46 <text:s text:c="5"/>ttyS18 <text:s text:c="2"/>vcs6</text:p>
      <text:p text:style-name="P11">core <text:s text:c="12"/>kfd <text:s text:c="10"/>ppp <text:s text:c="6"/>tty16 <text:s/>tty47 <text:s text:c="5"/>ttyS19 <text:s text:c="2"/>vcsa</text:p>
      <text:p text:style-name="P11">cpu <text:s text:c="13"/>kmsg <text:s text:c="9"/>psaux <text:s text:c="4"/>tty17 <text:s/>tty48 <text:s text:c="5"/>ttyS2 <text:s text:c="3"/>vcsa1</text:p>
      <text:p text:style-name="P11">cpu_dma_latency <text:s/>lightnvm <text:s text:c="5"/>ptmx <text:s text:c="5"/>tty18 <text:s/>tty49 <text:s text:c="5"/>ttyS20 <text:s text:c="2"/>vcsa2</text:p>
      <text:p text:style-name="P11">cuse <text:s text:c="12"/>log <text:s text:c="10"/>pts <text:s text:c="6"/>tty19 <text:s/>tty5 <text:s text:c="6"/>ttyS21 <text:s text:c="2"/>vcsa3</text:p>
      <text:p text:style-name="P11">disk <text:s text:c="12"/>loop0 <text:s text:c="8"/>random <text:s text:c="3"/>tty2 <text:s text:c="2"/>tty50 <text:s text:c="5"/>ttyS22 <text:s text:c="2"/>vcsa4</text:p>
      <text:p text:style-name="P11">dma_heap <text:s text:c="8"/>loop1 <text:s text:c="8"/>rfkill <text:s text:c="3"/>tty20 <text:s/>tty51 <text:s text:c="5"/>ttyS23 <text:s text:c="2"/>vcsa5</text:p>
      <text:p text:style-name="P11">dri <text:s text:c="13"/>loop10 <text:s text:c="7"/>rtc <text:s text:c="6"/>tty21 <text:s/>tty52 <text:s text:c="5"/>ttyS24 <text:s text:c="2"/>vcsa6</text:p>
      <text:p text:style-name="P11">drm_dp_aux0 <text:s text:c="5"/>loop11 <text:s text:c="7"/>rtc0 <text:s text:c="5"/>tty22 <text:s/>tty53 <text:s text:c="5"/>ttyS25 <text:s text:c="2"/>vcsu</text:p>
      <text:p text:style-name="P11">ecryptfs <text:s text:c="8"/>loop12 <text:s text:c="7"/>sda <text:s text:c="6"/>tty23 <text:s/>tty54 <text:s text:c="5"/>ttyS26 <text:s text:c="2"/>vcsu1</text:p>
      <text:p text:style-name="P11">fb0 <text:s text:c="13"/>loop13 <text:s text:c="7"/>sda1 <text:s text:c="5"/>tty24 <text:s/>tty55 <text:s text:c="5"/>ttyS27 <text:s text:c="2"/>vcsu2</text:p>
      <text:p text:style-name="P11">fd <text:s text:c="14"/>loop14 <text:s text:c="7"/>sda2 <text:s text:c="5"/>tty25 <text:s/>tty56 <text:s text:c="5"/>ttyS28 <text:s text:c="2"/>vcsu3</text:p>
      <text:p text:style-name="P11">full <text:s text:c="12"/>loop15 <text:s text:c="7"/>sdb <text:s text:c="6"/>tty26 <text:s/>tty57 <text:s text:c="5"/>ttyS29 <text:s text:c="2"/>vcsu4</text:p>
      <text:p text:style-name="P11">fuse <text:s text:c="12"/>loop16 <text:s text:c="7"/>sdb1 <text:s text:c="5"/>tty27 <text:s/>tty58 <text:s text:c="5"/>ttyS3 <text:s text:c="3"/>vcsu5</text:p>
      <text:p text:style-name="P11">hpet <text:s text:c="12"/>loop17 <text:s text:c="7"/>sdb2 <text:s text:c="5"/>tty28 <text:s/>tty59 <text:s text:c="5"/>ttyS30 <text:s text:c="2"/>vcsu6</text:p>
      <text:p text:style-name="P11">hugepages <text:s text:c="7"/>loop18 <text:s text:c="7"/>sdb3 <text:s text:c="5"/>tty29 <text:s/>tty6 <text:s text:c="6"/>ttyS31 <text:s text:c="2"/>vfio</text:p>
      <text:p text:style-name="P11">hwrng <text:s text:c="11"/>loop2 <text:s text:c="8"/>sdb4 <text:s text:c="5"/>tty3 <text:s text:c="2"/>tty60 <text:s text:c="5"/>ttyS4 <text:s text:c="3"/>vga_arbiter</text:p>
      <text:p text:style-name="P11"><text:soft-page-break/>i2c-0 <text:s text:c="11"/>loop3 <text:s text:c="8"/>sdb5 <text:s text:c="5"/>tty30 <text:s/>tty61 <text:s text:c="5"/>ttyS5 <text:s text:c="3"/>vhci</text:p>
      <text:p text:style-name="P11">i2c-1 <text:s text:c="11"/>loop4 <text:s text:c="8"/>sg0 <text:s text:c="6"/>tty31 <text:s/>tty62 <text:s text:c="5"/>ttyS6 <text:s text:c="3"/>vhost-net</text:p>
      <text:p text:style-name="P11">i2c-10 <text:s text:c="10"/>loop5 <text:s text:c="8"/>sg1 <text:s text:c="6"/>tty32 <text:s/>tty63 <text:s text:c="5"/>ttyS7 <text:s text:c="3"/>vhost-vsock</text:p>
      <text:p text:style-name="P11">i2c-11 <text:s text:c="10"/>loop6 <text:s text:c="8"/>shm <text:s text:c="6"/>tty33 <text:s/>tty7 <text:s text:c="6"/>ttyS8 <text:s text:c="3"/>video0</text:p>
      <text:p text:style-name="P11">i2c-12 <text:s text:c="10"/>loop7 <text:s text:c="8"/>snapshot <text:s/>tty34 <text:s/>tty8 <text:s text:c="6"/>ttyS9 <text:s text:c="3"/>video1</text:p>
      <text:p text:style-name="P11">i2c-13 <text:s text:c="10"/>loop8 <text:s text:c="8"/>snd <text:s text:c="6"/>tty35 <text:s/>tty9 <text:s text:c="6"/>udmabuf <text:s/>zero</text:p>
      <text:p text:style-name="P11">i2c-14 <text:s text:c="10"/>loop9 <text:s text:c="8"/>stderr <text:s text:c="3"/>tty36 <text:s/>ttyprintk <text:s/>uhid <text:s text:c="4"/>zfs</text:p>
      <text:p text:style-name="P11">i2c-15 <text:s text:c="10"/>loop-control <text:s/>stdin <text:s text:c="4"/>tty37 <text:s/>ttyS0 <text:s text:c="5"/>uinput</text:p>
      <text:p text:style-name="P11">i2c-2 <text:s text:c="11"/>mapper <text:s text:c="7"/>stdout <text:s text:c="3"/>tty38 <text:s/>ttyS1 <text:s text:c="5"/>urandom</text:p>
      <text:p text:style-name="P11">i2c-3 <text:s text:c="11"/>mcelog <text:s text:c="7"/>tty <text:s text:c="6"/>tty39 <text:s/>ttyS10 <text:s text:c="4"/>userio</text:p>
      <text:p text:style-name="P11">i2c-4 <text:s text:c="11"/>media0 <text:s text:c="7"/>tty0 <text:s text:c="5"/>tty4 <text:s text:c="2"/>ttyS11 <text:s text:c="4"/>v4l</text:p>
      <text:p text:style-name="P7"/>
      <text:p text:style-name="P12">Here, sda and sdb are ssd and hdd of ours</text:p>
      <text:p text:style-name="P12">to go inside them:</text:p>
      <text:p text:style-name="P12"/>
      <text:p text:style-name="P12">kali_37@kali-37:/dev$ sudo cat sdba</text:p>
      <text:p text:style-name="P12"/>
      <text:p text:style-name="P12"/>
      <text:p text:style-name="P12">V�endstream <text:s text:c="58"/>���wF&gt;�^�3�f&lt;������j��ٞ�K</text:p>
      <text:p text:style-name="P12">endobj</text:p>
      <text:p text:style-name="P12">127 0 obj</text:p>
      <text:p text:style-name="P12">1256</text:p>
      <text:p text:style-name="P12">endobj</text:p>
      <text:p text:style-name="P12">130 0 obj</text:p>
      <text:p text:style-name="P12">&lt;&lt;/Length 131 0 R/Filter /FlateDecode&gt;&gt;</text:p>
      <text:p text:style-name="P12">stream</text:p>
      <text:p text:style-name="P12">x��Y�r� }�+xL35�n���{��L���Zq�6�|H���KZ�V�6팓I�</text:p>
      <text:p text:style-name="P12">��=g���<text:tab/>I����YI�dK3��P�=+�]A�}1�XN����KX��&lt;e�%�Qo�'�Y\=)���`"7���q�X�MW�{ݕ�鯺��y������</text:p>
      <text:p text:style-name="P12">v�P����'�&lt;��^����?G6���������u��+�!t���k �z������v�A<text:tab/>��</text:p>
      <text:p text:style-name="P12">&amp;q�����K;;�L��_�����w��Y������4��6a⏘��8ݻ��7��ͰׁSʺ��؊g�f��j�H�e��?u�J�.</text:p>
      <text:p text:style-name="P12">�:h��j� (!9�-�"�q� <text:s text:c="50"/>��DrBb</text:p>
      <text:p text:style-name="P12"><text:s text:c="18"/>K���<text:tab/>F2Pg&gt;썷`y4��� 5:��@�7��6���YD�&amp;���kh�&gt;6����&amp;g�=����Q�m:/@=�&gt;��X��m�������/�����</text:p>
      <text:p text:style-name="P12"><text:s text:c="103"/>{X�8�I�����Lb}��D�o��ف?V���&lt;l��b+zG�{����Zy��{��Ȱq�ǉ�</text:p>
      <text:p text:style-name="P12"><text:s text:c="6"/>����r�}A�dZ����N��ബ�y��T-o7�����'�|�=A$S�=AܵC�JB���K%�&amp;��N�j�(շZ�F�x&lt;���<text:tab/>J;!����G�</text:p>
      <text:p text:style-name="P12">^xH��_��p����Ƴ���:�~�:7����v���w��'R�D�/�BQ��kW/S���h�endstream`T՞�`�G��C?��n��6�7�z <text:s text:c="4"/>�?4��P�,(5��`JB��;����/��D%`��t�Di��</text:p>
      <text:p text:style-name="P12">endobj</text:p>
      <text:p text:style-name="P12">131 0 obj</text:p>
      <text:p text:style-name="P12"><text:soft-page-break/>844</text:p>
      <text:p text:style-name="P12">endobj</text:p>
      <text:p text:style-name="P12">^C4 0 obj</text:p>
      <text:p text:style-name="P12">… <text:span text:style-name="T5">endlessly many things are there in our ssd (: </text:span></text:p>
      <text:p text:style-name="P12"/>
      <text:p text:style-name="P12"/>
      <text:p text:style-name="P13">So, everything is file form directory to devices literally everything is file/</text:p>
      <text:p text:style-name="P9"/>
      <text:p text:style-name="P9"/>
      <text:p text:style-name="P9"/>
      <text:p text:style-name="P15">PROGRAM OF FIRST OF THE SECTIONS IN TERMINAL ARE AS BELOW ; </text:p>
      <text:p text:style-name="P15">SEE AFTER HOW IT GOES ...</text:p>
      <text:p text:style-name="P7"/>
      <text:p text:style-name="P7"/>
      <text:p text:style-name="P7">kali_37@kali-37:~$ cd ..</text:p>
      <text:p text:style-name="P7">kali_37@kali-37:/home$ ls</text:p>
      <text:p text:style-name="P7">kali_12 <text:s/>kali_37</text:p>
      <text:p text:style-name="P7">kali_37@kali-37:/home$ pwd</text:p>
      <text:p text:style-name="P7">/home</text:p>
      <text:p text:style-name="P7">kali_37@kali-37:/home$ cd ..</text:p>
      <text:p text:style-name="P7">kali_37@kali-37:/$ pwd</text:p>
      <text:p text:style-name="P7">/</text:p>
      <text:p text:style-name="P7">kali_37@kali-37:/$ ls</text:p>
      <text:p text:style-name="P7">bin <text:s text:c="3"/>dev <text:s text:c="2"/>lib <text:s text:c="3"/>libx32 <text:s text:c="5"/>mnt <text:s text:c="2"/>root <text:s/>snap <text:s text:c="5"/>sys <text:s/>var</text:p>
      <text:p text:style-name="P7">boot <text:s text:c="2"/>etc <text:s text:c="2"/>lib32 <text:s/>lost+found <text:s/>opt <text:s text:c="2"/>run <text:s text:c="2"/>srv <text:s text:c="6"/>tmp</text:p>
      <text:p text:style-name="P7">cdrom <text:s/>home <text:s/>lib64 <text:s/>media <text:s text:c="6"/>proc <text:s/>sbin <text:s/>swapfile <text:s/>usr</text:p>
      <text:p text:style-name="P7"/>
      <text:p text:style-name="P7"/>
      <text:p text:style-name="P7">kali_37@kali-37:/$ cd ..</text:p>
      <text:p text:style-name="P7">kali_37@kali-37:/$ pwd</text:p>
      <text:p text:style-name="P7">/</text:p>
      <text:p text:style-name="P7">kali_37@kali-37:/$ </text:p>
      <text:p text:style-name="P7"/>
      <text:p text:style-name="P7">gdm3 <text:s text:c="18"/>on_ac_power <text:s text:c="17"/>wpa_supplicant</text:p>
      <text:p text:style-name="P7">genl <text:s text:c="18"/>openvpn <text:s text:c="21"/>xtables-legacy-multi</text:p>
      <text:p text:style-name="P7">getcap <text:s text:c="16"/>ownership <text:s text:c="19"/>xtables-monitor</text:p>
      <text:p text:style-name="P7">getpcaps <text:s text:c="14"/>pam-auth-update <text:s text:c="13"/>xtables-nft-multi</text:p>
      <text:p text:style-name="P7">getty <text:s text:c="17"/>pam_extrausers_chkpwd <text:s text:c="7"/>zic</text:p>
      <text:p text:style-name="P7">getweb <text:s text:c="16"/>pam_extrausers_update <text:s text:c="7"/>zramctl</text:p>
      <text:p text:style-name="P7">gnome-menus-blacklist <text:s/>pam_getenv</text:p>
      <text:p text:style-name="P7">kali_37@kali-37:/sbin$ sudo adduser kali_12</text:p>
      <text:p text:style-name="P7">adduser: The user `kali_12' already exists.</text:p>
      <text:p text:style-name="P7">kali_37@kali-37:/sbin$ sudo adduser kali_13</text:p>
      <text:p text:style-name="P7">Adding user `kali_13' ...</text:p>
      <text:p text:style-name="P7">Adding new group `kali_13' (1002) ...</text:p>
      <text:p text:style-name="P7">Adding new user `kali_13' (1002) with group `kali_13' ...</text:p>
      <text:p text:style-name="P7">Creating home directory `/home/kali_13' ...</text:p>
      <text:p text:style-name="P7">Copying files from `/etc/skel' ...</text:p>
      <text:p text:style-name="P7">New password: </text:p>
      <text:p text:style-name="P7"><text:soft-page-break/>Retype new password: </text:p>
      <text:p text:style-name="P7">passwd: password updated successfully</text:p>
      <text:p text:style-name="P7">Changing the user information for kali_13</text:p>
      <text:p text:style-name="P7">Enter the new value, or press ENTER for the default</text:p>
      <text:p text:style-name="P7"><text:tab/>Full Name []: Kali_13</text:p>
      <text:p text:style-name="P7"><text:tab/>Room Number []: </text:p>
      <text:p text:style-name="P7"><text:tab/>Work Phone []: </text:p>
      <text:p text:style-name="P7"><text:tab/>Home Phone []: </text:p>
      <text:p text:style-name="P7"><text:tab/>Other []: </text:p>
      <text:p text:style-name="P7">Is the information correct? [Y/n] y</text:p>
      <text:p text:style-name="P7">kali_37@kali-37:/sbin$ cd sbin</text:p>
      <text:p text:style-name="P7">bash: cd: sbin: No such file or directory</text:p>
      <text:p text:style-name="P7">kali_37@kali-37:/sbin$ cd ..</text:p>
      <text:p text:style-name="P7">kali_37@kali-37:/$ ls</text:p>
      <text:p text:style-name="P7">bin <text:s text:c="3"/>dev <text:s text:c="2"/>lib <text:s text:c="3"/>libx32 <text:s text:c="5"/>mnt <text:s text:c="2"/>root <text:s/>snap <text:s text:c="5"/>sys <text:s/>var</text:p>
      <text:p text:style-name="P7">boot <text:s text:c="2"/>etc <text:s text:c="2"/>lib32 <text:s/>lost+found <text:s/>opt <text:s text:c="2"/>run <text:s text:c="2"/>srv <text:s text:c="6"/>tmp</text:p>
      <text:p text:style-name="P7">cdrom <text:s/>home <text:s/>lib64 <text:s/>media <text:s text:c="6"/>proc <text:s/>sbin <text:s/>swapfile <text:s/>usr</text:p>
      <text:p text:style-name="P7">kali_37@kali-37:/$ cd usr</text:p>
      <text:p text:style-name="P7">kali_37@kali-37:/usr$ ls</text:p>
      <text:p text:style-name="P7">bin <text:s text:c="3"/>include <text:s/>lib32 <text:s/>libexec <text:s/>local <text:s/>share</text:p>
      <text:p text:style-name="P7">games <text:s/>lib <text:s text:c="5"/>lib64 <text:s/>libx32 <text:s text:c="2"/>sbin <text:s text:c="2"/>src</text:p>
      <text:p text:style-name="P7">kali_37@kali-37:/usr$ ^C</text:p>
      <text:p text:style-name="P7">kali_37@kali-37:/usr$ ^C</text:p>
      <text:p text:style-name="P7">kali_37@kali-37:/usr$ 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21:34:01.078076920</meta:creation-date>
    <dc:date>2021-11-25T12:54:50.919675870</dc:date>
    <meta:editing-duration>PT9M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6" meta:paragraph-count="207" meta:word-count="1408" meta:character-count="10125" meta:non-whitespace-character-count="7212"/>
  </office:meta>
</office:document-meta>
</file>